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0.44mm"/>
    </style:style>
    <style:style style:name="co4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Kit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Par 2</text:p>
          </table:table-cell>
          <table:table-cell table:style-name="ce4" office:value-type="string" calcext:value-type="string">
            <text:p>Function / Description</text:p>
          </table:table-cell>
          <table:table-cell table:style-name="ce4" table:number-columns-repeated="1015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number-columns-repeated="8"/>
          <table:table-cell table:style-name="ce3" table:number-columns-repeated="1016"/>
        </table:table-row>
        <table:table-row table:style-name="ro1">
          <table:table-cell table:number-columns-repeated="8"/>
          <table:table-cell table:style-name="ce4" office:value-type="string" calcext:value-type="string">
            <text:p>Top level contro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Vector control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Main part contro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Controll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000-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Instrument edit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Kit edit window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4"/>
          <table:table-cell table:style-name="ce6" office:value-type="string" calcext:value-type="string">
            <text:p>For controls 8 to 24 kit number is OR’d with 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AddSynth main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AddSynth voice window – voice numbers 0 to 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SubSynth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table:style-name="ce3" table:formula="of:=-64-63" office:value-type="float" office:value="-127" calcext:value-type="float">
            <text:p>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Harmonics inse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PadSynth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verse half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Oscillators window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192 + (0 to 7) for AddSynth voice modulato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2 for PadSyn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lmt, Clip, Asym2, Pow2, Sg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os, Sin, Lsh, 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Harmonics ins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Resonance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Graph Ins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6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LFO inser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2 for PadSyn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1 is Frequency LFO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2 is Filter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Filter parameters inser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3"/>
          <table:table-cell table:style-name="ce6" office:value-type="string" calcext:value-type="string">
            <text:p>This must be 136 for the filter component of DynFil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Formant ed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Amplitud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Envelope inser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1 is Frequency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2 is Filter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3 is Bandwidth envelope (SubSynth only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Free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po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lete po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stain limited by number of actual poi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ced releas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-127</text:p>
          </table:table-cell>
          <table:table-cell office:value-type="string" calcext:value-type="string">
            <text:p>'Control’ is point number, ‘Par2’ is X incremental value, ‘value’ is Y valu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Insertion Effect Selecto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2-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System Effect Selecto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S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Effect Inser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or insertion effects part number is 24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rmal part effects are numbers 0 to 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2"/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5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3:34:15.135144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08T23:38:25.013982721</dc:date>
    <meta:editing-duration>P1DT1H47M19S</meta:editing-duration>
    <meta:editing-cycles>124</meta:editing-cycles>
    <meta:generator>LibreOffice/5.2.0.4$Linux_X86_64 LibreOffice_project/20m0$Build-4</meta:generator>
    <meta:document-statistic meta:table-count="1" meta:cell-count="2790" meta:object-count="0"/>
  </office:meta>
</office:document-meta>
</file>